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6cm" svg:height="8.583cm" svg:x="0.04cm" svg:y="0.91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7-25T13:37:05.618792657</dc:date>
    <meta:editing-duration>PT5M36S</meta:editing-duration>
    <meta:editing-cycles>26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61cm" svg:height="8.584cm" xlink:href="." xlink:type="simple" chart:class="chart:scatter" chart:style-name="ch1">
        <chart:plot-area chart:style-name="ch2" chart:data-source-has-labels="both" svg:x="0.305cm" svg:y="0.171cm" svg:width="14.651cm" svg:height="8.242cm">
          <chart:coordinate-region svg:x="0.847cm" svg:y="0.37cm" svg:width="14.015cm" svg:height="7.844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03616566300149">
                <text:p>-2.03616566300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11596442415692">
                <text:p>-1.11596442415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625737860160923">
                <text:p>-0.625737860160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125643036312513">
                <text:p>-0.125643036312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376433253274058">
                <text:p>0.376433253274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7257296558617">
                <text:p>0.87257296558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64524746129461">
                <text:p>2.64524746129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3.00044427852184">
                <text:p>3.00044427852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3.67101850273592">
                <text:p>3.67101850273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3.44296810801577">
                <text:p>3.44296810801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03616566300148">
                <text:p>2.03616566300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25737860160924">
                <text:p>0.625737860160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25643036312513">
                <text:p>0.125643036312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376433253274058">
                <text:p>-0.376433253274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72572965586172">
                <text:p>-0.872572965586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35495168098117">
                <text:p>-1.35495168098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3.00044427852184">
                <text:p>-3.00044427852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3.67101850273593">
                <text:p>-3.67101850273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3.44296810801578">
                <text:p>-3.44296810801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03616566300148">
                <text:p>-2.03616566300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11596442415692">
                <text:p>-1.11596442415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25737860160921">
                <text:p>-0.625737860160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12564303631251">
                <text:p>-0.12564303631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376433253274054">
                <text:p>0.3764332532740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72572965586168">
                <text:p>0.872572965586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35495168098116">
                <text:p>1.35495168098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64524746129461">
                <text:p>2.64524746129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3.00044427852184">
                <text:p>3.000444278521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3.67101850273592">
                <text:p>3.671018502735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3.44296810801577">
                <text:p>3.44296810801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03616566300148">
                <text:p>2.03616566300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25737860160928">
                <text:p>0.6257378601609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25643036312507">
                <text:p>0.1256430363125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376433253274047">
                <text:p>-0.376433253274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72572965586171">
                <text:p>-0.872572965586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35495168098116">
                <text:p>-1.354951680981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81596199895818">
                <text:p>-1.81596199895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3.00044427852184">
                <text:p>-3.000444278521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3.67101850273592">
                <text:p>-3.671018502735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3.44296810801577">
                <text:p>-3.442968108015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2.03616566300148">
                <text:p>-2.03616566300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11596442415692">
                <text:p>-1.115964424156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625737860160929">
                <text:p>-0.6257378601609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125643036312507">
                <text:p>-0.1256430363125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37643325327406">
                <text:p>0.376433253274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87257296558617">
                <text:p>0.872572965586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35495168098116">
                <text:p>1.354951680981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24833351140853">
                <text:p>2.24833351140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64524746129461">
                <text:p>2.645247461294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3.00044427852183">
                <text:p>3.000444278521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3.67101850273592">
                <text:p>3.671018502735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3.44296810801577">
                <text:p>3.442968108015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03616566300148">
                <text:p>2.03616566300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625737860160929">
                <text:p>0.6257378601609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125643036312522">
                <text:p>0.1256430363125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37643325327406">
                <text:p>-0.37643325327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87257296558617">
                <text:p>-0.87257296558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35495168098116">
                <text:p>-1.354951680981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81596199895818">
                <text:p>-1.815961998958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24833351140853">
                <text:p>-2.248333511408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3.00044427852183">
                <text:p>-3.000444278521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3.30832229709824">
                <text:p>-3.30832229709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3.67101850273593">
                <text:p>-3.671018502735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3.44296810801577">
                <text:p>-3.442968108015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